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/>
    <style:font-face style:name="Oswald1" svg:font-family="Oswald" style:font-pitch="variable"/>
    <style:font-face style:name="Source Code Pro" svg:font-family="'Source Code Pro'" style:font-pitch="variable"/>
    <style:font-face style:name="Source Code Pro1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solid" draw:fill-color="#e91d63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e91d63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swald" fo:font-size="121pt" fo:letter-spacing="normal" fo:font-style="normal" style:text-underline-style="none" fo:font-weight="normal" style:font-name-asian="Oswald" style:font-size-asian="121pt" style:font-style-asian="normal" style:font-weight-asian="normal" style:font-name-complex="Oswald" style:font-size-complex="121pt" style:font-style-complex="normal" style:font-weight-complex="normal"/>
    </style:style>
    <style:style style:name="T2" style:family="text">
      <style:text-properties fo:font-variant="normal" fo:text-transform="none" fo:color="#424242" loext:opacity="100%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424242" loext:opacity="100%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424242" loext:opacity="100%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2;p13" presentation:style-name="pr1" draw:text-style-name="P2" draw:layer="layout" svg:width="22.717cm" svg:height="5.732cm" svg:x="1.431cm" svg:y="1.41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63;p13" presentation:style-name="pr2" draw:text-style-name="P3" draw:layer="layout" svg:width="23.006cm" svg:height="3.501cm" svg:x="1.142cm" svg:y="9.44cm" presentation:class="subtitle" presentation:user-transformed="true">
          <draw:text-box>
            <text:p text:style-name="P1"><text:span text:style-name="T2">tudo sobre o git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Introdução ao GitHub" draw:style-name="dp3" draw:master-page-name="TITLE_5f_AND_5f_BODY" presentation:presentation-page-layout-name="AL2T1">
        <draw:frame draw:name="Google Shape;68;p14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<text:s/></text:span><text:span text:style-name="T3">Introdução ao GitHub</text:span></text:p>
          </draw:text-box>
        </draw:frame>
        <draw:frame draw:name="Google Shape;69;p14" presentation:style-name="pr5" draw:text-style-name="P10" draw:layer="layout" svg:width="23.667cm" svg:height="8.61cm" svg:x="0.866cm" svg:y="4.08cm" presentation:class="outline" presentation:user-transformed="true">
          <draw:text-box>
            <text:p text:style-name="P7"><text:span text:style-name="T4">O que é GitHub?</text:span></text:p>
            <text:list text:style-name="L3">
              <text:list-item>
                <text:p text:style-name="P8"><text:span text:style-name="T5">Plataforma de hospedagem de código-fonte baseada em Git.</text:span></text:p>
              </text:list-item>
              <text:list-item>
                <text:p text:style-name="P7"><text:span text:style-name="T5">Facilita a colaboração, versionamento e controle de código.</text:span></text:p>
              </text:list-item>
            </text:list>
            <text:p text:style-name="P8"><text:span text:style-name="T4">História do GitHub</text:span></text:p>
            <text:list text:continue-numbering="true" text:style-name="L3">
              <text:list-item>
                <text:p text:style-name="P8"><text:span text:style-name="T5">Fundado em 2008.</text:span></text:p>
              </text:list-item>
              <text:list-item>
                <text:p text:style-name="P7"><text:span text:style-name="T5">Adquirido pela Microsoft em 2018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Google Shape;65;g32cd1e2f536_0_53:notes" draw:style-name="gr1" draw:layer="layout" svg:width="16.932cm" svg:height="9.524cm" svg:x="1.059cm" svg:y="1.905cm" draw:page-number="2" presentation:class="page"/>
          <draw:frame draw:name="Google Shape;66;g32cd1e2f536_0_5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Principais Funcionalidades" draw:style-name="dp4" draw:master-page-name="TITLE_5f_AND_5f_BODY" presentation:presentation-page-layout-name="AL2T1" xml:id="id2" draw:id="id2">
        <office:forms form:automatic-focus="false" form:apply-design-mode="false"/>
        <draw:frame draw:name="Google Shape;74;p15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<text:s/></text:span><text:span text:style-name="T3">Principais Funcionalidades</text:span></text:p>
          </draw:text-box>
        </draw:frame>
        <draw:frame draw:name="Google Shape;75;p15" presentation:style-name="pr5" draw:text-style-name="P10" draw:layer="layout" svg:width="23.667cm" svg:height="8.61cm" svg:x="0.866cm" svg:y="4.08cm" presentation:class="outline" presentation:user-transformed="true">
          <draw:text-box>
            <text:p text:style-name="P7"><text:span text:style-name="T4">Repositórios</text:span></text:p>
            <text:list text:style-name="L3">
              <text:list-item>
                <text:p text:style-name="P8"><text:span text:style-name="T5">Armazene e organize projetos.</text:span></text:p>
              </text:list-item>
              <text:list-item>
                <text:p text:style-name="P7"><text:span text:style-name="T5">Versionamento e histórico de commits.</text:span></text:p>
              </text:list-item>
            </text:list>
            <text:p text:style-name="P8"><text:span text:style-name="T4">Branching e Merging</text:span></text:p>
            <text:list text:continue-numbering="true" text:style-name="L3">
              <text:list-item>
                <text:p text:style-name="P8"><text:span text:style-name="T5">Criação de branches para desenvolvimento paralelo.</text:span></text:p>
              </text:list-item>
              <text:list-item>
                <text:p text:style-name="P7"><text:span text:style-name="T5">Integração de mudanças com pull requests.</text:span></text:p>
              </text:list-item>
            </text:list>
            <text:p text:style-name="P9"><text:span text:style-name="T6"/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name="Google Shape;71;g32cd1e2f536_0_58:notes" draw:style-name="gr1" draw:layer="layout" svg:width="16.932cm" svg:height="9.524cm" svg:x="1.059cm" svg:y="1.905cm" draw:page-number="3" presentation:class="page"/>
          <draw:frame draw:name="Google Shape;72;g32cd1e2f536_0_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Colaboração no GitHub" draw:style-name="dp3" draw:master-page-name="TITLE_5f_AND_5f_BODY" presentation:presentation-page-layout-name="AL2T1">
        <draw:frame draw:name="Google Shape;80;p16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<text:s/></text:span><text:span text:style-name="T3">Colaboração no GitHub</text:span></text:p>
          </draw:text-box>
        </draw:frame>
        <draw:frame draw:name="Google Shape;81;p16" presentation:style-name="pr5" draw:text-style-name="P10" draw:layer="layout" svg:width="23.667cm" svg:height="8.61cm" svg:x="0.866cm" svg:y="4.08cm" presentation:class="outline" presentation:user-transformed="true">
          <draw:text-box>
            <text:p text:style-name="P7"><text:span text:style-name="T4">Pull Requests</text:span></text:p>
            <text:list text:style-name="L3">
              <text:list-item>
                <text:p text:style-name="P8"><text:span text:style-name="T5">Proponha mudanças e solicite revisões.</text:span></text:p>
              </text:list-item>
              <text:list-item>
                <text:p text:style-name="P7"><text:span text:style-name="T5">Ferramentas de revisão de código.</text:span></text:p>
              </text:list-item>
            </text:list>
            <text:p text:style-name="P8"><text:span text:style-name="T4">Issues</text:span></text:p>
            <text:list text:continue-numbering="true" text:style-name="L3">
              <text:list-item>
                <text:p text:style-name="P8"><text:span text:style-name="T5">Rastreamento de bugs e tarefas.</text:span></text:p>
              </text:list-item>
              <text:list-item>
                <text:p text:style-name="P7"><text:span text:style-name="T5">Discussões e planejamento de projetos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Google Shape;77;g32cd1e2f536_0_63:notes" draw:style-name="gr1" draw:layer="layout" svg:width="16.932cm" svg:height="9.524cm" svg:x="1.059cm" svg:y="1.905cm" draw:page-number="4" presentation:class="page"/>
          <draw:frame draw:name="Google Shape;78;g32cd1e2f536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 Actions" draw:style-name="dp3" draw:master-page-name="TITLE_5f_AND_5f_BODY" presentation:presentation-page-layout-name="AL2T1">
        <draw:frame draw:name="Google Shape;86;p17" presentation:style-name="pr4" draw:text-style-name="P6" draw:layer="layout" svg:width="23.667cm" svg:height="2.037cm" svg:x="0.866cm" svg:y="1.035cm" presentation:class="title" presentation:user-transformed="true">
          <draw:text-box>
            <text:p text:style-name="P5"><text:span text:style-name="T3">GitHub Actions</text:span></text:p>
          </draw:text-box>
        </draw:frame>
        <draw:frame draw:name="Google Shape;87;p17" presentation:style-name="pr5" draw:text-style-name="P10" draw:layer="layout" svg:width="23.667cm" svg:height="8.61cm" svg:x="0.866cm" svg:y="4.08cm" presentation:class="outline" presentation:user-transformed="true">
          <draw:text-box>
            <text:p text:style-name="P7"><text:span text:style-name="T4">Automatização de Workflows</text:span></text:p>
            <text:list text:style-name="L3">
              <text:list-item>
                <text:p text:style-name="P8"><text:span text:style-name="T5">Integração contínua (CI) e entrega contínua (CD).</text:span></text:p>
              </text:list-item>
              <text:list-item>
                <text:p text:style-name="P7"><text:span text:style-name="T5">Configuração de pipelines automatizados.</text:span></text:p>
              </text:list-item>
            </text:list>
            <text:p text:style-name="P8"><text:span text:style-name="T4">Exemplos de Uso</text:span></text:p>
            <text:list text:continue-numbering="true" text:style-name="L3">
              <text:list-item>
                <text:p text:style-name="P8"><text:span text:style-name="T5">Testes automáticos.</text:span></text:p>
              </text:list-item>
              <text:list-item>
                <text:p text:style-name="P7"><text:span text:style-name="T5">Deploy automatizado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name="Google Shape;83;g32cd1e2f536_0_68:notes" draw:style-name="gr1" draw:layer="layout" svg:width="16.932cm" svg:height="9.524cm" svg:x="1.059cm" svg:y="1.905cm" draw:page-number="5" presentation:class="page"/>
          <draw:frame draw:name="Google Shape;84;g32cd1e2f536_0_6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swald" svg:font-family="Oswald"/>
    <style:font-face style:name="Oswald1" svg:font-family="Oswald" style:font-pitch="variable"/>
    <style:font-face style:name="Source Code Pro" svg:font-family="'Source Code Pro'" style:font-pitch="variable"/>
    <style:font-face style:name="Source Code Pro1" svg:font-family="'Source Code Pro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242" loext:opacity="100%" style:text-line-through-style="none" style:text-line-through-type="none" style:text-position="0% 100%" style:font-name="Source Code Pro1" fo:font-size="10pt" fo:letter-spacing="normal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range-x-minimum="0" draw:handle-range-x-maximum="100000" draw:handle-position="?f2 0"/>
        </draw:enhanced-geometry>
      </draw:custom-shape>
      <draw:custom-shape draw:name="Google Shape;11;p2" draw:style-name="Mgr3" draw:text-style-name="MP5" draw:layer="backgroundobjects" svg:width="25.399cm" svg:height="8.6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4" draw:style-name="Mgr4" draw:text-style-name="MP8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4" presentation:style-name="TITLE_5f_AND_5f_BOD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12:56.636961840</dc:date>
    <meta:editing-duration>PT4M36S</meta:editing-duration>
    <meta:editing-cycles>1</meta:editing-cycles>
    <meta:document-statistic meta:object-count="51"/>
  </office:meta>
</office:document-meta>
</file>